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D000001CFA60855842C037256.png" manifest:media-type="image/png"/>
  <manifest:file-entry manifest:full-path="Pictures/10000201000004110000028F21AA666F6996F1D9.png" manifest:media-type="image/png"/>
  <manifest:file-entry manifest:full-path="Pictures/100002010000041B000002E724BD343D33E5DD5E.png" manifest:media-type="image/png"/>
  <manifest:file-entry manifest:full-path="Pictures/10000201000003FA00000277CC68FA69D56F4A0E.png" manifest:media-type="image/png"/>
  <manifest:file-entry manifest:full-path="Pictures/10000201000004310000027661F58F01CF9D1D21.png" manifest:media-type="image/png"/>
  <manifest:file-entry manifest:full-path="Pictures/1000020100000321000001498FCF971C98894054.png" manifest:media-type="image/png"/>
  <manifest:file-entry manifest:full-path="Pictures/100002010000041A000002DBC92D9AF796A0F8ED.png" manifest:media-type="image/png"/>
  <manifest:file-entry manifest:full-path="Pictures/1000020100000417000002E8AEA052B8F8B32C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fc09" officeooo:paragraph-rsid="000bfc09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bfc09" officeooo:paragraph-rsid="000bfc09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ório 01</text:p>
      <text:p text:style-name="P1"/>
      <text:p text:style-name="P2">Q1</text:p>
      <text:p text:style-name="P1"/>
      <text:p text:style-name="P1"><draw:frame draw:style-name="fr1" draw:name="Figura1" text:anchor-type="as-char" svg:width="17cm" svg:height="10.537cm" draw:z-index="0"><draw:image xlink:href="Pictures/10000201000003FA00000277CC68FA69D56F4A0E.png" xlink:type="simple" xlink:show="embed" xlink:actuate="onLoad" loext:mime-type="image/png"/></draw:frame></text:p>
      <text:p text:style-name="P1"/>
      <text:p text:style-name="P2">Q2</text:p>
      <text:p text:style-name="P1"/>
      <text:p text:style-name="P1"><draw:frame draw:style-name="fr2" draw:name="Figura2" text:anchor-type="as-char" svg:width="17cm" svg:height="10.696cm" draw:z-index="1"><draw:image xlink:href="Pictures/10000201000004110000028F21AA666F6996F1D9.png" xlink:type="simple" xlink:show="embed" xlink:actuate="onLoad" loext:mime-type="image/png"/></draw:frame></text:p>
      <text:p text:style-name="P1"/>
      <text:p text:style-name="P1"><text:soft-page-break/><draw:frame draw:style-name="fr2" draw:name="Figura3" text:anchor-type="as-char" svg:width="17cm" svg:height="9.98cm" draw:z-index="2"><draw:image xlink:href="Pictures/10000201000004310000027661F58F01CF9D1D21.png" xlink:type="simple" xlink:show="embed" xlink:actuate="onLoad" loext:mime-type="image/png"/></draw:frame></text:p>
      <text:p text:style-name="P1"/>
      <text:p text:style-name="P2">Q3</text:p>
      <text:p text:style-name="P1"/>
      <text:p text:style-name="P1">cat</text:p>
      <text:p text:style-name="P1"><draw:frame draw:style-name="fr2" draw:name="Figura4" text:anchor-type="as-char" svg:width="17cm" svg:height="12.017cm" draw:z-index="3"><draw:image xlink:href="Pictures/100002010000041B000002E724BD343D33E5DD5E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more<draw:frame draw:style-name="fr2" draw:name="Figura5" text:anchor-type="as-char" svg:width="17cm" svg:height="11.834cm" draw:z-index="4"><draw:image xlink:href="Pictures/100002010000041A000002DBC92D9AF796A0F8ED.png" xlink:type="simple" xlink:show="embed" xlink:actuate="onLoad" loext:mime-type="image/png"/></draw:frame></text:p>
      <text:p text:style-name="P1"/>
      <text:p text:style-name="P1">less</text:p>
      <text:p text:style-name="P1"><draw:frame draw:style-name="fr2" draw:name="Figura6" text:anchor-type="as-char" svg:width="17cm" svg:height="12.079cm" draw:z-index="5"><draw:image xlink:href="Pictures/1000020100000417000002E8AEA052B8F8B32C93.png" xlink:type="simple" xlink:show="embed" xlink:actuate="onLoad" loext:mime-type="image/png"/></draw:frame></text:p>
      <text:p text:style-name="P2"><text:soft-page-break/>Q4</text:p>
      <text:p text:style-name="P1"/>
      <text:p text:style-name="P1"><draw:frame draw:style-name="fr2" draw:name="Figura7" text:anchor-type="as-char" svg:width="17cm" svg:height="9.68cm" draw:z-index="6"><draw:image xlink:href="Pictures/100002010000032D000001CFA60855842C037256.png" xlink:type="simple" xlink:show="embed" xlink:actuate="onLoad" loext:mime-type="image/png"/></draw:frame></text:p>
      <text:p text:style-name="P1"/>
      <text:p text:style-name="P2">Q5</text:p>
      <text:p text:style-name="P1"/>
      <text:p text:style-name="P1"><draw:frame draw:style-name="fr3" draw:name="Figura8" text:anchor-type="paragraph" svg:width="17cm" svg:height="6.981cm" draw:z-index="7"><draw:image xlink:href="Pictures/1000020100000321000001498FCF971C9889405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1T19:32:09.973829825</meta:creation-date>
    <dc:date>2021-03-01T19:38:24.591212315</dc:date>
    <meta:editing-duration>PT6M15S</meta:editing-duration>
    <meta:editing-cycles>1</meta:editing-cycles>
    <meta:document-statistic meta:table-count="0" meta:image-count="8" meta:object-count="0" meta:page-count="4" meta:paragraph-count="15" meta:word-count="10" meta:character-count="35" meta:non-whitespace-character-count="34"/>
    <meta:generator>LibreOffice/6.0.7.3$Linux_X86_64 LibreOffice_project/00m0$Build-3</meta:generator>
  </office:meta>
</office:document-meta>
</file>